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hallway so smoothly, and I felt delighted to be leaving ZBT and improving my health situation with ADHD. <text:s/>I don't recall seeing that again until my strange solo experiment with meth in March 4, 2021.</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text:soft-page-break/>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text:soft-page-break/>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text:soft-page-break/>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text:soft-page-break/>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text:soft-page-break/></text:p>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text:soft-page-break/>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text:soft-page-break/>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text:soft-page-break/>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text:soft-page-break/>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text:soft-page-break/>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text:soft-page-break/></text:p>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text:soft-page-break/>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text:soft-page-break/>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text:soft-page-break/>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text:soft-page-break/>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text:soft-page-break/>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text:soft-page-break/>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text:soft-page-break/>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text:soft-page-break/></text:p>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text:soft-page-break/>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text:soft-page-break/>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text:soft-page-break/>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text:soft-page-break/>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text:soft-page-break/>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text:soft-page-break/>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text:soft-page-break/>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text:soft-page-break/>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text:soft-page-break/>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text:soft-page-break/>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text:soft-page-break/>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text:soft-page-break/></text:p>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text:soft-page-break/></text:p>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text:soft-page-break/></text:p>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text:soft-page-break/>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text:soft-page-break/>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text:soft-page-break/>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text:soft-page-break/>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text:soft-page-break/>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text:soft-page-break/>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text:soft-page-break/>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text:soft-page-break/>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text:soft-page-break/>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text:soft-page-break/>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text:soft-page-break/>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text:soft-page-break/></text:p>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text:soft-page-break/>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text:soft-page-break/>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text:soft-page-break/>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text:soft-page-break/>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text:soft-page-break/>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text:soft-page-break/></text:p>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text:soft-page-break/>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text:soft-page-break/>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text:soft-page-break/></text:p>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text:soft-page-break/>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text:soft-page-break/></text:p>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text:soft-page-break/>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text:soft-page-break/>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ext:soft-page-break/>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oft-page-break/><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text:soft-page-break/></text:p>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text:soft-page-break/>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text:soft-page-break/>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text:soft-page-break/>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text:soft-page-break/>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text:soft-page-break/>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text:soft-page-break/>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text:soft-page-break/>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text:soft-page-break/>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ext:soft-page-break/>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text:soft-page-break/>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text:soft-page-break/>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text:soft-page-break/>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text:soft-page-break/></text:p>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text:soft-page-break/>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text:soft-page-break/>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text:soft-page-break/>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text:soft-page-break/></text:p>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text:soft-page-break/>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text:soft-page-break/>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text:soft-page-break/>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text:soft-page-break/>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day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text:soft-page-break/>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text:soft-page-break/></text:p>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text:soft-page-break/></text:p>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text:soft-page-break/>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text:soft-page-break/>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text:soft-page-break/></text:p>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text:soft-page-break/></text:p>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text:soft-page-break/>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text:p>
      <text:p text:style-name="Standard"><text:s/>The Great Recession</text:p>
      <text:p text:style-name="Standard"><text:s/>White Trash</text:p>
      <text:p text:style-name="Standard"><text:s/>Reynolds vs. Reynolds - The Cereal Defense</text:p>
      <text:p text:style-name="Standard"><text:s/>Gun Fever Still Too Hot</text:p>
      <text:p text:style-name="Standard"><text:s/>The Gang Reignites the Rivalry</text:p>
      <text:p text:style-name="Standard">Wolf Cola: A Public Relations Nightmare</text:p>
      <text:p text:style-name="Standard">Courage the Cowardly Dog</text:p>
      <text:p text:style-name="Standard"><text:s/>Human Habitrail</text:p>
      <text:p text:style-name="Standard"><text:s/>Everyone Wants to Direct</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text:soft-page-break/>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text:soft-page-break/>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Santa's Pissed - Motionless in White (5 severed ADHD med isomers)</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text:soft-page-break/>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text:p>
      <text:p text:style-name="Standard">The solid red ground paintings</text:p>
      <text:p text:style-name="Standard">The solid red wall paintings (separate?)</text:p>
      <text:p text:style-name="Standard">The PCP2 numbing hallucinations (rainbow mind's eye wires)</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text:soft-page-break/>seeing this problem if the future is to be secured. <text:s/>I don't want to see modern American Nazi experiments like I see in my and my mom's past, present, and future.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4T13:16:38.948000000</dc:date>
    <meta:editing-duration>PT2M55S</meta:editing-duration>
    <meta:editing-cycles>9</meta:editing-cycles>
    <meta:generator>LibreOffice/7.2.1.2$Windows_X86_64 LibreOffice_project/87b77fad49947c1441b67c559c339af8f3517e22</meta:generator>
    <meta:document-statistic meta:table-count="0" meta:image-count="0" meta:object-count="0" meta:page-count="176" meta:paragraph-count="2271" meta:word-count="113140" meta:character-count="624597" meta:non-whitespace-character-count="505536"/>
  </office:meta>
</office:document-meta>
</file>